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Appender.setAppender( 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.setViewer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insawAppen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.getView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.activateOp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insawAppender.getApp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.ChainsawAppen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sawAppender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.requires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Appender.append( LoggingEvent a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sawAppender.setApplication( String l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